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fo:min-height="1.424cm"/>
    </style:style>
    <style:style style:name="gr2" style:family="graphic" style:parent-style-name="standard">
      <style:graphic-properties draw:stroke="none" draw:fill="none" fo:min-height="0.71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1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4cm"/>
    </style:style>
    <style:style style:name="P1" style:family="paragraph">
      <loext:graphic-properties draw:fill="none"/>
    </style:style>
    <style:style style:name="P2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4.905cm" svg:height="1.674cm" svg:x="1.114cm" svg:y="13.296cm">
          <draw:text-box>
            <text:p>https://rootdeep.github.io/k8s-source-code-analysis/kubectl/construct-visitor.html</text:p>
          </draw:text-box>
        </draw:frame>
        <draw:frame draw:style-name="gr2" draw:text-style-name="P1" draw:layer="layout" svg:width="17.037cm" svg:height="0.963cm" svg:x="1.108cm" svg:y="2.905cm">
          <draw:text-box>
            <text:p>https://blog.csdn.net/u014618114/article/details/105168869</text:p>
          </draw:text-box>
        </draw:frame>
        <draw:frame draw:style-name="gr3" draw:text-style-name="P2" draw:layer="layout" svg:width="2.013cm" svg:height="0.962cm" svg:x="1.762cm" svg:y="4.175cm">
          <draw:text-box>
            <text:p>apply</text:p>
          </draw:text-box>
        </draw:frame>
        <draw:frame draw:style-name="gr4" draw:text-style-name="P2" draw:layer="layout" svg:width="1.84cm" svg:height="0.962cm" svg:x="1.889cm" svg:y="15.859cm">
          <draw:text-box>
            <text:p>yaml</text:p>
          </draw:text-box>
        </draw:frame>
        <draw:frame draw:style-name="gr1" draw:text-style-name="P1" draw:layer="layout" svg:width="24.585cm" svg:height="1.674cm" svg:x="1.942cm" svg:y="18.526cm">
          <draw:text-box>
            <text:p>/opt/gopath/src/k8s.io/kubernetes/vendor/k8s.io/cli-runtime/pkg/resource/visitor.go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.012cm" fo:page-height="59.41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4-07T16:44:44.765175510</meta:creation-date>
    <meta:generator>LibreOffice/6.0.7.3$Linux_X86_64 LibreOffice_project/00m0$Build-3</meta:generator>
    <dc:date>2021-04-08T14:51:38.692008604</dc:date>
    <meta:editing-duration>PT5H56M13S</meta:editing-duration>
    <meta:editing-cycles>7</meta:editing-cycles>
    <meta:document-statistic meta:object-count="5"/>
  </office:meta>
</office:document-meta>
</file>